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15" style:family="table-cell" style:parent-style-name="Default" style:data-style-name="N2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draw:object draw:notify-on-update-of-ranges="'emerge rates'.A4:'emerge rates'.A24 'emerge rates'.A4:'emerge rates'.A24 'emerge rates'.E3:'emerge rates'.E3 'emerge rates'.E4:'emerge rates'.E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ase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[.D5]+[.$B6]" office:value-type="float" office:value="900" calcext:value-type="float">
            <text:p>900</text:p>
          </table:table-cell>
          <table:table-cell table:style-name="ce5" table:formula="of:=[.D6]/[.$A6]" office:value-type="float" office:value="300" calcext:value-type="float">
            <text:p>3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6]+[.$B7]" office:value-type="float" office:value="1700" calcext:value-type="float">
            <text:p>1700</text:p>
          </table:table-cell>
          <table:table-cell table:style-name="ce5" table:formula="of:=[.D7]/[.$A7]" office:value-type="float" office:value="425" calcext:value-type="float">
            <text:p>42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[.D7]+[.$B8]" office:value-type="float" office:value="2500" calcext:value-type="float">
            <text:p>2500</text:p>
          </table:table-cell>
          <table:table-cell table:style-name="ce5" table:formula="of:=[.D8]/[.$A8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8]+[.$B9]" office:value-type="float" office:value="3200" calcext:value-type="float">
            <text:p>3200</text:p>
          </table:table-cell>
          <table:table-cell table:style-name="ce5" table:formula="of:=[.D9]/[.$A9]" office:value-type="float" office:value="533.333333333333" calcext:value-type="float">
            <text:p>533.3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9]+1" office:value-type="float" office:value="7" calcext:value-type="float">
            <text:p>7</text:p>
          </table:table-cell>
          <table:table-cell table:style-name="ce9" office:value-type="float" office:value="600" calcext:value-type="float">
            <text:p>600</text:p>
          </table:table-cell>
          <table:table-cell table:style-name="ce11"/>
          <table:table-cell table:style-name="ce9" table:formula="of:=[.D9]+[.$B10]" office:value-type="float" office:value="3800" calcext:value-type="float">
            <text:p>3800</text:p>
          </table:table-cell>
          <table:table-cell table:style-name="ce15" table:formula="of:=[.D10]/[.$A10]" office:value-type="float" office:value="542.857142857143" calcext:value-type="float">
            <text:p>542.86</text:p>
          </table:table-cell>
          <table:table-cell table:style-name="ce2" table:number-columns-repeated="1019"/>
        </table:table-row>
        <table:table-row table:style-name="ro1">
          <table:table-cell table:style-name="ce9" table:formula="of:=[.A10]+1" office:value-type="float" office:value="8" calcext:value-type="float">
            <text:p>8</text:p>
          </table:table-cell>
          <table:table-cell table:style-name="ce9" office:value-type="float" office:value="500" calcext:value-type="float">
            <text:p>500</text:p>
          </table:table-cell>
          <table:table-cell table:style-name="ce11"/>
          <table:table-cell table:style-name="ce9" table:formula="of:=[.D10]+[.$B11]" office:value-type="float" office:value="4300" calcext:value-type="float">
            <text:p>4300</text:p>
          </table:table-cell>
          <table:table-cell table:style-name="ce15" table:formula="of:=[.D11]/[.$A11]" office:value-type="float" office:value="537.5" calcext:value-type="float">
            <text:p>537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1]+[.$B12]" office:value-type="float" office:value="4700" calcext:value-type="float">
            <text:p>4700</text:p>
          </table:table-cell>
          <table:table-cell table:style-name="ce5" table:formula="of:=[.D12]/[.$A12]" office:value-type="float" office:value="522.222222222222" calcext:value-type="float">
            <text:p>522.2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9" table:formula="of:=[.A12]+1" office:value-type="float" office:value="10" calcext:value-type="float">
            <text:p>10</text:p>
          </table:table-cell>
          <table:table-cell table:style-name="ce9" office:value-type="float" office:value="400" calcext:value-type="float">
            <text:p>400</text:p>
          </table:table-cell>
          <table:table-cell table:style-name="ce11"/>
          <table:table-cell table:style-name="ce9" table:formula="of:=[.D12]+[.$B13]" office:value-type="float" office:value="5100" calcext:value-type="float">
            <text:p>5100</text:p>
          </table:table-cell>
          <table:table-cell table:style-name="ce15" table:formula="of:=[.D13]/[.$A13]" office:value-type="float" office:value="510" calcext:value-type="float">
            <text:p>510.00</text:p>
          </table:table-cell>
          <table:table-cell table:style-name="ce9" table:number-columns-repeated="1019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table:style-name="ce9" office:value-type="float" office:value="400" calcext:value-type="float">
            <text:p>400</text:p>
          </table:table-cell>
          <table:table-cell/>
          <table:table-cell table:formula="of:=[.D13]+[.$B14]" office:value-type="float" office:value="5500" calcext:value-type="float">
            <text:p>5500</text:p>
          </table:table-cell>
          <table:table-cell table:style-name="ce5" table:formula="of:=[.D14]/[.$A14]" office:value-type="float" office:value="500" calcext:value-type="float">
            <text:p>50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table:style-name="ce9" office:value-type="float" office:value="300" calcext:value-type="float">
            <text:p>300</text:p>
          </table:table-cell>
          <table:table-cell/>
          <table:table-cell table:formula="of:=[.D14]+[.$B15]" office:value-type="float" office:value="5800" calcext:value-type="float">
            <text:p>5800</text:p>
          </table:table-cell>
          <table:table-cell table:style-name="ce5" table:formula="of:=[.D15]/[.$A15]" office:value-type="float" office:value="483.333333333333" calcext:value-type="float">
            <text:p>483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5]+[.$B16]" office:value-type="float" office:value="6100" calcext:value-type="float">
            <text:p>6100</text:p>
          </table:table-cell>
          <table:table-cell table:style-name="ce5" table:formula="of:=[.D16]/[.$A16]" office:value-type="float" office:value="469.230769230769" calcext:value-type="float">
            <text:p>469.2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6]+[.$B17]" office:value-type="float" office:value="6400" calcext:value-type="float">
            <text:p>6400</text:p>
          </table:table-cell>
          <table:table-cell table:style-name="ce5" table:formula="of:=[.D17]/[.$A17]" office:value-type="float" office:value="457.142857142857" calcext:value-type="float">
            <text:p>45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7]+[.$B18]" office:value-type="float" office:value="6700" calcext:value-type="float">
            <text:p>6700</text:p>
          </table:table-cell>
          <table:table-cell table:style-name="ce5" table:formula="of:=[.D18]/[.$A18]" office:value-type="float" office:value="446.666666666667" calcext:value-type="float">
            <text:p>44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8]+[.$B19]" office:value-type="float" office:value="6900" calcext:value-type="float">
            <text:p>6900</text:p>
          </table:table-cell>
          <table:table-cell table:style-name="ce5" table:formula="of:=[.D19]/[.$A19]" office:value-type="float" office:value="431.25" calcext:value-type="float">
            <text:p>431.25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19]+[.$B20]" office:value-type="float" office:value="7100" calcext:value-type="float">
            <text:p>7100</text:p>
          </table:table-cell>
          <table:table-cell table:style-name="ce5" table:formula="of:=[.D20]/[.$A20]" office:value-type="float" office:value="417.647058823529" calcext:value-type="float">
            <text:p>417.65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0]+[.$B21]" office:value-type="float" office:value="7300" calcext:value-type="float">
            <text:p>7300</text:p>
          </table:table-cell>
          <table:table-cell table:style-name="ce5" table:formula="of:=[.D21]/[.$A21]" office:value-type="float" office:value="405.555555555556" calcext:value-type="float">
            <text:p>405.56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1]+[.$B22]" office:value-type="float" office:value="7500" calcext:value-type="float">
            <text:p>7500</text:p>
          </table:table-cell>
          <table:table-cell table:style-name="ce5" table:formula="of:=[.D22]/[.$A22]" office:value-type="float" office:value="394.736842105263" calcext:value-type="float">
            <text:p>394.74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2]+[.$B23]" office:value-type="float" office:value="7700" calcext:value-type="float">
            <text:p>7700</text:p>
          </table:table-cell>
          <table:table-cell table:style-name="ce5" table:formula="of:=[.D23]/[.$A23]" office:value-type="float" office:value="385" calcext:value-type="float">
            <text:p>385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D23]+[.$B24]" office:value-type="float" office:value="7900" calcext:value-type="float">
            <text:p>7900</text:p>
          </table:table-cell>
          <table:table-cell table:style-name="ce5" table:formula="of:=[.D24]/[.$A24]" office:value-type="float" office:value="376.190476190476" calcext:value-type="float">
            <text:p>376.19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/00/0000</text:date>, <text:time style:data-style-name="N2" text:time-value="15:20:55.57500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9-12-27T15:23:27.560806131</dc:date>
    <meta:editing-duration>PT1H40M49S</meta:editing-duration>
    <meta:editing-cycles>107</meta:editing-cycles>
    <meta:generator>LibreOffice/6.2.8.2$Linux_X86_64 LibreOffice_project/20$Build-2</meta:generator>
    <dc:creator>Toralf Förster</dc:creator>
    <meta:document-statistic meta:table-count="1" meta:cell-count="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4cm" svg:width="13.303cm" svg:height="6.565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3.333333333333">
                <text:p>533.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2.857142857143">
                <text:p>542.8571428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7.5">
                <text:p>537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22.222222222222">
                <text:p>522.22222222222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3.333333333333">
                <text:p>483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9.230769230769">
                <text:p>469.2307692307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57.142857142857">
                <text:p>457.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6.666666666667">
                <text:p>446.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31.25">
                <text:p>431.2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17.647058823529">
                <text:p>417.6470588235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05.555555555556">
                <text:p>405.55555555555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94.736842105263">
                <text:p>394.736842105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6.190476190476">
                <text:p>376.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